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8c6" officeooo:paragraph-rsid="000cd8c6"/>
    </style:style>
    <style:style style:name="P2" style:family="paragraph" style:parent-style-name="Standard">
      <style:text-properties officeooo:rsid="000cd8c6" officeooo:paragraph-rsid="000cd8c6"/>
    </style:style>
    <style:style style:name="P3" style:family="paragraph" style:parent-style-name="Standard">
      <style:text-properties officeooo:rsid="000d5d9a" officeooo:paragraph-rsid="000d5d9a"/>
    </style:style>
    <style:style style:name="P4" style:family="paragraph" style:parent-style-name="Standard">
      <style:text-properties officeooo:rsid="0010be93" officeooo:paragraph-rsid="0010be93"/>
    </style:style>
    <style:style style:name="P5" style:family="paragraph" style:parent-style-name="Standard">
      <style:text-properties officeooo:rsid="001253c8" officeooo:paragraph-rsid="001253c8"/>
    </style:style>
    <style:style style:name="T1" style:family="text">
      <style:text-properties officeooo:rsid="000e6164"/>
    </style:style>
    <style:style style:name="T2" style:family="text">
      <style:text-properties officeooo:rsid="0010be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MM – Task Management &amp; Monitoring</text:p>
      <text:p text:style-name="P1"/>
      <text:h text:style-name="Heading_20_1" text:outline-level="1">Ziele und Abgrenzung</text:h>
      <text:p text:style-name="P1">Aufgabe des Task Managements ist es, Einzeltermine oder periodische Termine zu erfassen und zu überwachen. Es ist nicht Ziel dieses Programms ein Dokumenten Management oder ein Workflow System zu ersetzen. Bei einem Dokumenten Management System stehen die Dokumente im Zentrum und es sind optional Termine zugeordnet. Bei einem Workflow System gibt es im Allgemeinen nicht einfach nur einen Termin, sondern es handelt sich üblicherweise um eine komplette Prozesskette.</text:p>
      <text:h text:style-name="Heading_20_1" text:outline-level="1">Realisierung</text:h>
      <text:p text:style-name="P1">Das System soll klein und handlich bleiben damit es ohne größeren Schulungsaufwand installiert und administriert werden kann. In der ersten Version ist es für den Desktop Browser erstellt, es ist aber ein weiteres Ziel, es auch auf mobilen Geräten lauffähig zu machen. Weiterhin ist es geplant, es zu einem späteren Termin zu internationalisieren. <text:span text:style-name="T1">Aus diesem Grund sind die Entwick</text:span><text:span text:style-name="T2">l</text:span><text:span text:style-name="T1">erdokumentationen auf Englisch gehalten.</text:span></text:p>
      <text:p text:style-name="P1">Da es ein einfaches System bleiben soll, wurde auf den Einsatz komplexer Frameworks – insbesondere auf der JavaScript Seite – verzichtet. Diese neigen dazu, nach wenigen Jahren eingestellt zu werden oder bekommen nicht kompatible Updates. Das kann zu einem erheblichen Wartungsaufwand in der Zukunft führen. Aktuelles html und css sind so leistungsfähig, dass man damit auch ein ordentliches User Interface in überschaubarer Zeit erstellen kann wenn man auf modisches Schnickschnack verzichtet.</text:p>
      <text:p text:style-name="P3">Für eine einfache Installation wurde darauf geachtet, dass sich das System alle Datenbankstrukturen beim ersten Start selber einrichtet. Updates nehmen automatisch die benötigten Erweiterungen um zusätzliche Tabellen oder Spalten vor. Zur Installation wird nur ein Application Server, z.B. ein Tomcat, sowie eine PostgreSql Datenbank benötigt. </text:p>
      <text:h text:style-name="Heading_20_1" text:outline-level="1">Datenschutz und Sicherheit</text:h>
      <text:p text:style-name="P4">Passwörter werden nicht vom Administrator vergeben und können auch nicht von ihm eingesehen werden. Sie werden nur als hash mit salt in der Datenbank gespeichert. Wenn der Anwendungsserver mit HTTPS arbeitet, können Sie nicht von Dritten abgegriffen werden.</text:p>
      <text:p text:style-name="P4">Um brute force Passwortangriffe zu unterbinden, greifen manche Systeme dazu, einen Anwender nach einer kleinen Anzahl von Fehlversuchen, einfach zu sperren. Das führt aber zu einer erhöhten Belastung der Administration (um Konten wieder frei zu schalten) und effektiv zu einer denial of <text:soft-page-break/>service Situation, wenn der Angreifer einen oder mehrere Anwendernamen kennt. Er kann dann einfach absichtlich fehlgeschlagene Anmeldungen durchführen und somit ein Konto sofort wieder sperren. Aus diesem Grund wurde auf so ein einfaches System verzichtet.</text:p>
      <text:p text:style-name="P4">Die nächste Stufe wäre, wenn das System nach einer Anzahl von Fehlversuchen mit einer Wartezeit bei der Antwort reagiert. Zum einen belastet das den Server unnötig mit offenen Verbindungen während der Wartezeit und zum anderen bleibt hier noch ein eingeschränkter denial of service für den legitimen Anwender, der eventuell auch Wartezeiten unterliegt.</text:p>
      <text:p text:style-name="P4">TaMM verwendet ein dazu abgewandeltes System. Die Sperrzeit wird nicht zum Anwendernamen gehalten, sondern von der IP Adresse aus der der Anmeldeversuch kommt. Somit wird ein Angreifer auch blockiert, wenn er eine Vielzahl unterschiedlicher Anwender durchprobiert. Ein regulärer Anwender, der von einer anderen IP Adresse kommt, spürt keine zusätzliche Wartezeit.</text:p>
      <text:p text:style-name="P5">Die IP Adressen der fehlgeschlagenen Anmeldeversuche werden im System gespeichert. Das ist laut Datenschutzgesetz auch zulässig, da diese Speicherung zur Abwehr illegaler Zugriffe di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801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2T10:48:08.081827926</meta:creation-date>
    <dc:date>2024-01-07T17:20:29.504684100</dc:date>
    <meta:editing-duration>PT15M52S</meta:editing-duration>
    <meta:editing-cycles>5</meta:editing-cycles>
    <meta:generator>LibreOffice/7.3.7.2$Linux_X86_64 LibreOffice_project/30$Build-2</meta:generator>
    <meta:document-statistic meta:table-count="0" meta:image-count="0" meta:object-count="0" meta:page-count="2" meta:paragraph-count="13" meta:word-count="497" meta:character-count="3522" meta:non-whitespace-character-count="3034"/>
  </office:meta>
</office:document-meta>
</file>